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201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333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style:style style:name="ta7" style:family="table" style:master-page-name="PageStyle_5f_Sprint_20_06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98fb98" style:rotation-align="non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98fb98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24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4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24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'Product Backlog'.F24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4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2" table:condition="of:cell-content-is-in-list([$'Product Backlog'.$A$24:.$A$108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3" table:condition="of:cell-content-is-in-list([$'Product Backlog'.$H$5:.$H$8]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4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8" table:condition="of:cell-content-is-in-list([$'Product Backlog'.$A$24:.$A$108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9" table:condition="of:cell-content-is-in-list([$'Product Backlog'.$H$5:.$H$8]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0" table:base-cell-address="'Sprint 02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3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4" table:condition="of:cell-content-is-in-list([$'Product Backlog'.$A$24:.$A$108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5" table:condition="of:cell-content-is-in-list([$'Product Backlog'.$H$5:.$H$8]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6" table:base-cell-address="'Sprint 03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9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0" table:condition="of:cell-content-is-in-list([$'Product Backlog'.$A$24:.$A$108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1" table:condition="of:cell-content-is-in-list([$'Product Backlog'.$H$5:.$H$8]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2" table:base-cell-address="'Sprint 04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5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6" table:condition="of:cell-content-is-in-list([$'Product Backlog'.$A$24:.$A$108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7" table:condition="of:cell-content-is-in-list([$'Product Backlog'.$H$5:.$H$8]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8" table:base-cell-address="'Sprint 05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41" table:base-cell-address="'Sprint 06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42" table:condition="of:cell-content-is-in-list([$'Product Backlog'.$A$24:.$A$108])" table:allow-empty-cell="true" table:display-list="unsorted" table:base-cell-address="'Sprint 06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43" table:condition="of:cell-content-is-in-list([$'Product Backlog'.$H$5:.$H$8])" table:allow-empty-cell="true" table:display-list="unsorted" table:base-cell-address="'Sprint 06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44" table:base-cell-address="'Sprint 06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6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 table:base-cell-address="'Sprint 06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8" table:content-validation-name="val1" office:value-type="string" calcext:value-type="string" table:number-columns-spanned="6" table:number-rows-spanned="1">
            <text:p>MICE Manager</text:p>
          </table:table-cell>
          <table:covered-table-cell table:number-columns-repeated="5" table:style-name="ce12"/>
          <table:table-cell table:style-name="ce5"/>
          <table:table-cell table:style-name="ce19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9" table:content-validation-name="val2" office:value-type="string" calcext:value-type="string" table:number-columns-spanned="6" table:number-rows-spanned="1">
            <text:p>Water Bottle</text:p>
          </table:table-cell>
          <table:covered-table-cell table:number-columns-repeated="5" table:style-name="ce13"/>
          <table:table-cell table:style-name="ce5" table:number-columns-repeated="2"/>
          <table:table-cell table:style-name="ce5">
            <draw:frame draw:z-index="0" draw:style-name="gr1" draw:text-style-name="P1" svg:width="6.3043in" svg:height="3.1224in" svg:x="0.2173in" svg:y="0.0508in">
              <draw:object draw:notify-on-update-of-ranges="'Product Backlog'.B12:'Product Backlog'.B18 'Product Backlog'.A12:'Product Backlog'.A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10" table:content-validation-name="val3" office:value-type="string" calcext:value-type="string" table:number-columns-spanned="6" table:number-rows-spanned="1">
            <text:p>Andy Tieu</text:p>
          </table:table-cell>
          <table:covered-table-cell table:number-columns-repeated="5" table:style-name="ce10"/>
          <table:table-cell table:style-name="ce10" table:content-validation-name="val9" office:value-type="string" calcext:value-type="string">
            <text:p>AT</text:p>
          </table:table-cell>
          <table:table-cell table:style-name="ce10" table:content-validation-name="val10" office:value-type="float" office:value="1001635126" calcext:value-type="float">
            <text:p>1001635126</text:p>
          </table:table-cell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3" office:value-type="string" calcext:value-type="string">
            <text:p>Sprint #</text:p>
          </table:table-cell>
          <table:table-cell table:style-name="ce11" office:value-type="string" calcext:value-type="string">
            <text:p>Remaining</text:p>
          </table:table-cell>
          <table:table-cell table:style-name="ce14" office:value-type="string" calcext:value-type="string">
            <text:p>Completed This Sprint</text:p>
          </table:table-cell>
          <table:table-cell table:style-name="ce14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4])" office:value-type="float" office:value="40" calcext:value-type="float">
            <text:p>40</text:p>
          </table:table-cell>
          <table:table-cell table:style-name="ce14"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36" calcext:value-type="float">
            <text:p>36</text:p>
          </table:table-cell>
          <table:table-cell table:style-name="ce14" table:formula="of:=COUNTIF([.G$24:.G$108];&quot;Finished in Sprint 1&quot;)" office:value-type="float" office:value="4" calcext:value-type="float">
            <text:p>4</text:p>
          </table:table-cell>
          <table:table-cell table:style-name="ce14"/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36" calcext:value-type="float">
            <text:p>36</text:p>
          </table:table-cell>
          <table:table-cell table:style-name="ce14" table:formula="of:=COUNTIF([.G$24:.G$108];&quot;Finished in Sprint 2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36" calcext:value-type="float">
            <text:p>36</text:p>
          </table:table-cell>
          <table:table-cell table:style-name="ce14" table:formula="of:=COUNTIF([.G$24:.G$108];&quot;Finished in Sprint 3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36" calcext:value-type="float">
            <text:p>36</text:p>
          </table:table-cell>
          <table:table-cell table:style-name="ce14" table:formula="of:=COUNTIF([.G$24:.G$108];&quot;Finished in Sprint 4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36" calcext:value-type="float">
            <text:p>36</text:p>
          </table:table-cell>
          <table:table-cell table:style-name="ce14" table:formula="of:=COUNTIF([.G$24:.G$108];&quot;Finished in Sprint 5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table:formula="of:=[.B17]-[.C18]" office:value-type="float" office:value="36" calcext:value-type="float">
            <text:p>36</text:p>
          </table:table-cell>
          <table:table-cell table:style-name="ce14" table:formula="of:=COUNTIF([.G$24:.G$108];&quot;Finished in Sprint 6&quot;)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18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16" office:value-type="string" calcext:value-type="string" table:number-columns-spanned="2" table:number-rows-spanned="1">
            <text:p>Sprints <text:s text:c="15"/></text:p>
          </table:table-cell>
          <table:covered-table-cell table:style-name="ce3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 Point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F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ice cream flavor</text:p>
          </table:table-cell>
          <table:table-cell table:style-name="ce20" office:value-type="string" calcext:value-type="string">
            <text:p>Stock and sell dairy products</text:p>
          </table:table-cell>
          <table:table-cell table:style-name="ce20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XF</text:p>
          </table:table-cell>
          <table:table-cell table:style-name="ce4" table:content-validation-name="val4" office:value-type="float" office:value="2" calcext:value-type="float">
            <text:p>2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“mix in” flavor</text:p>
          </table:table-cell>
          <table:table-cell table:style-name="ce20" office:value-type="string" calcext:value-type="string">
            <text:p>Let Customers to add flavors to their ice cream</text:p>
          </table:table-cell>
          <table:table-cell table:style-name="ce20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</text:p>
          </table:table-cell>
          <table:table-cell table:style-name="ce4" table:content-validation-name="val4" office:value-type="float" office:value="3" calcext:value-type="float">
            <text:p>3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“mix in” request including amount to mix in</text:p>
          </table:table-cell>
          <table:table-cell table:style-name="ce20" office:value-type="string" calcext:value-type="string">
            <text:p>Let Customers vary how much mix ins are, uh, mixed in to the ice cream scoop</text:p>
          </table:table-cell>
          <table:table-cell table:style-name="ce20" office:value-type="string" calcext:value-type="string">
            <text:p>Include light, normal, extra, and drenched amounts of a mix in (via an enum); cost and price are presumed constant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CP</text:p>
          </table:table-cell>
          <table:table-cell table:style-name="ce4" table:content-validation-name="val4" office:value-type="float" office:value="4" calcext:value-type="float">
            <text:p>4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pecify a scoop of ice cream</text:p>
          </table:table-cell>
          <table:table-cell table:style-name="ce20" office:value-type="string" calcext:value-type="string">
            <text:p>Mix a flavor of ice cream with mix ins</text:p>
          </table:table-cell>
          <table:table-cell table:style-name="ce20" office:value-type="string" calcext:value-type="string">
            <text:p>Include as many mix ins (with amounts of each) as desired; need regression or interactive tests at this point (hence high estimate)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GUI</text:p>
          </table:table-cell>
          <table:table-cell table:style-name="ce4" table:content-validation-name="val4" office:value-type="float" office:value="5" calcext:value-type="float">
            <text:p>5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Use a GUI instead of a terminal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This is the main window, with menu bar, text data area, and optionally status bar; list orders in data are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GUI</text:p>
          </table:table-cell>
          <table:table-cell table:style-name="ce4" table:content-validation-name="val4" office:value-type="float" office:value="6" calcext:value-type="float">
            <text:p>6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In Work</text:p>
          </table:table-cell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Use dialogs to create items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One dialog should server for all items with minor variation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OGO</text:p>
          </table:table-cell>
          <table:table-cell table:style-name="ce4" table:content-validation-name="val4" office:value-type="float" office:value="7" calcext:value-type="float">
            <text:p>7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lowly draw stylized logo with vectors as splash screen</text:p>
          </table:table-cell>
          <table:table-cell table:style-name="ce20" office:value-type="string" calcext:value-type="string">
            <text:p>Have a more attractive program launch</text:p>
          </table:table-cell>
          <table:table-cell table:style-name="ce20" office:value-type="string" calcext:value-type="string">
            <text:p>May use provided vector file or create your own (this gives practice with drawing on a canvas before the exam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OLB</text:p>
          </table:table-cell>
          <table:table-cell table:style-name="ce4" table:content-validation-name="val4" office:value-type="float" office:value="8" calcext:value-type="float">
            <text:p>8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a toolbar to the user interface</text:p>
          </table:table-cell>
          <table:table-cell table:style-name="ce20" office:value-type="string" calcext:value-type="string">
            <text:p>Reduce training costs</text:p>
          </table:table-cell>
          <table:table-cell table:style-name="ce20" office:value-type="string" calcext:value-type="string">
            <text:p>Baseline from Nim is suggest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AVD</text:p>
          </table:table-cell>
          <table:table-cell table:style-name="ce4" table:content-validation-name="val4" office:value-type="float" office:value="9" calcext:value-type="float">
            <text:p>9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ave all data to a default file</text:p>
          </table:table-cell>
          <table:table-cell table:style-name="ce20" office:value-type="string" calcext:value-type="string">
            <text:p>Ensure our data isn’t lost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LALL</text:p>
          </table:table-cell>
          <table:table-cell table:style-name="ce4" table:content-validation-name="val4" office:value-type="float" office:value="10" calcext:value-type="float">
            <text:p>10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Load data from a specified fil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SALL</text:p>
          </table:table-cell>
          <table:table-cell table:style-name="ce4" table:content-validation-name="val4" office:value-type="float" office:value="11" calcext:value-type="float">
            <text:p>11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Save all data to a specified fil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CC</text:p>
          </table:table-cell>
          <table:table-cell table:style-name="ce4" table:content-validation-name="val4" office:value-type="float" office:value="12" calcext:value-type="float">
            <text:p>12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container</text:p>
          </table:table-cell>
          <table:table-cell table:style-name="ce20" office:value-type="string" calcext:value-type="string">
            <text:p>Stock and sell dairy products</text:p>
          </table:table-cell>
          <table:table-cell table:style-name="ce20" office:value-type="string" calcext:value-type="string">
            <text:p>Containers have varying maximum number of scoops permitted; cost and price are assumed to be zero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S</text:p>
          </table:table-cell>
          <table:table-cell table:style-name="ce4" table:content-validation-name="val4" office:value-type="float" office:value="13" calcext:value-type="float">
            <text:p>13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 serving of 1 or more ice cream scoops with mix ins in a container with toppings</text:p>
          </table:table-cell>
          <table:table-cell table:style-name="ce20" office:value-type="string" calcext:value-type="string">
            <text:p>Create dairy products to sell</text:p>
          </table:table-cell>
          <table:table-cell table:style-name="ce20" office:value-type="string" calcext:value-type="string">
            <text:p>Pick a container, 1-N scoop flavors, and 0-N toppings via one or more dialogs, instance a serving object, and add to array list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TM</text:p>
          </table:table-cell>
          <table:table-cell table:style-name="ce4" table:content-validation-name="val4" office:value-type="float" office:value="14" calcext:value-type="float">
            <text:p>14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 new server</text:p>
          </table:table-cell>
          <table:table-cell table:style-name="ce20" office:value-type="string" calcext:value-type="string">
            <text:p>Staff the emporium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CB</text:p>
          </table:table-cell>
          <table:table-cell table:style-name="ce4" table:content-validation-name="val4" office:value-type="float" office:value="15" calcext:value-type="float">
            <text:p>15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 new beloved customer</text:p>
          </table:table-cell>
          <table:table-cell table:style-name="ce20" office:value-type="string" calcext:value-type="string">
            <text:p>Keep track of our customers</text:p>
          </table:table-cell>
          <table:table-cell table:style-name="ce20"/>
          <table:table-cell table:style-name="ce21" table:number-columns-repeated="1013"/>
        </table:table-row>
        <table:table-row table:style-name="ro3">
          <table:table-cell office:value-type="string" calcext:value-type="string">
            <text:p>CO</text:p>
          </table:table-cell>
          <table:table-cell table:style-name="ce4" table:content-validation-name="val4" office:value-type="float" office:value="16" calcext:value-type="float">
            <text:p>16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Create an order of many servings of ice cream</text:p>
          </table:table-cell>
          <table:table-cell table:style-name="ce20" office:value-type="string" calcext:value-type="string">
            <text:p>Serve everyone in a customer party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CSB</text:p>
          </table:table-cell>
          <table:table-cell table:style-name="ce4" table:content-validation-name="val4" office:value-type="float" office:value="17" calcext:value-type="float">
            <text:p>17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Create a serving of ice cream in a container with toppings</text:p>
          </table:table-cell>
          <table:table-cell table:style-name="ce20" office:value-type="string" calcext:value-type="string">
            <text:p>Self-order and not have to deal with people</text:p>
          </table:table-cell>
          <table:table-cell table:style-name="ce20" office:value-type="string" calcext:value-type="string">
            <text:p>This just enables the Customer role to do what the Server can do in defining a serving…</text:p>
          </table:table-cell>
          <table:table-cell table:style-name="ce21" table:number-columns-repeated="1013"/>
        </table:table-row>
        <table:table-row table:style-name="ro3">
          <table:table-cell office:value-type="string" calcext:value-type="string">
            <text:p>COB</text:p>
          </table:table-cell>
          <table:table-cell table:style-name="ce4" table:content-validation-name="val4" office:value-type="float" office:value="18" calcext:value-type="float">
            <text:p>18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Create an order of many servings of ice cream</text:p>
          </table:table-cell>
          <table:table-cell table:style-name="ce20" office:value-type="string" calcext:value-type="string">
            <text:p>Self-order and not have to deal with people</text:p>
          </table:table-cell>
          <table:table-cell table:style-name="ce20" office:value-type="string" calcext:value-type="string">
            <text:p>...and order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CE</text:p>
          </table:table-cell>
          <table:table-cell table:style-name="ce4" table:content-validation-name="val4" office:value-type="float" office:value="19" calcext:value-type="float">
            <text:p>19</text:p>
          </table:table-cell>
          <table:table-cell table:style-name="ce4" table:content-validation-name="val5" office:value-type="float" office:value="4" calcext:value-type="float">
            <text:p>4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n emporium that stocks items and maintains a cash register</text:p>
          </table:table-cell>
          <table:table-cell table:style-name="ce20" office:value-type="string" calcext:value-type="string">
            <text:p>Manage the emporium</text:p>
          </table:table-cell>
          <table:table-cell table:style-name="ce20" office:value-type="string" calcext:value-type="string">
            <text:p>This includes item stocks, server and customer lists, and the cash register</text:p>
          </table:table-cell>
          <table:table-cell table:style-name="ce21" table:number-columns-repeated="1013"/>
        </table:table-row>
        <table:table-row table:style-name="ro6">
          <table:table-cell office:value-type="string" calcext:value-type="string">
            <text:p>MST</text:p>
          </table:table-cell>
          <table:table-cell table:style-name="ce4" table:content-validation-name="val4" office:value-type="float" office:value="20" calcext:value-type="float">
            <text:p>20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Manage the state of each order (unfilled -&gt; filled -&gt; paid, or unfilled -&gt; canceled)</text:p>
          </table:table-cell>
          <table:table-cell table:style-name="ce20" office:value-type="string" calcext:value-type="string">
            <text:p>Ensure each order is filled and payment collected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POS</text:p>
          </table:table-cell>
          <table:table-cell table:style-name="ce4" table:content-validation-name="val4" office:value-type="float" office:value="21" calcext:value-type="float">
            <text:p>21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Show the servings in an order for the servers (what to prepare)</text:p>
          </table:table-cell>
          <table:table-cell table:style-name="ce20" office:value-type="string" calcext:value-type="string">
            <text:p>Know what to put into each serving in an order</text:p>
          </table:table-cell>
          <table:table-cell table:style-name="ce20" office:value-type="string" calcext:value-type="string">
            <text:p>This can simply be text in a MessageDialog, or something snazzier; <text:s/>probably similar to PS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POC</text:p>
          </table:table-cell>
          <table:table-cell table:style-name="ce4" table:content-validation-name="val4" office:value-type="float" office:value="22" calcext:value-type="float">
            <text:p>22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how the servings in an order for the customer (what was ordered / how much it costs)</text:p>
          </table:table-cell>
          <table:table-cell table:style-name="ce20" office:value-type="string" calcext:value-type="string">
            <text:p>Verify that my order was taken correctly and see the price</text:p>
          </table:table-cell>
          <table:table-cell table:style-name="ce20" office:value-type="string" calcext:value-type="string">
            <text:p>This can simply be text in a MessageDialog, or something snazzier; probably similar to PS</text:p>
          </table:table-cell>
          <table:table-cell table:style-name="ce21" table:number-columns-repeated="1013"/>
        </table:table-row>
        <table:table-row table:style-name="ro4">
          <table:table-cell office:value-type="string" calcext:value-type="string">
            <text:p>PIX</text:p>
          </table:table-cell>
          <table:table-cell table:style-name="ce4" table:content-validation-name="val4" office:value-type="float" office:value="23" calcext:value-type="float">
            <text:p>23</text:p>
          </table:table-cell>
          <table:table-cell table:style-name="ce4" table:content-validation-name="val5" office:value-type="float" office:value="5" calcext:value-type="float">
            <text:p>5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Add and display pictures for each item (container, ice cream flavor, and topping)</text:p>
          </table:table-cell>
          <table:table-cell table:style-name="ce20" office:value-type="string" calcext:value-type="string">
            <text:p>Better understand the menu</text:p>
          </table:table-cell>
          <table:table-cell table:style-name="ce20" office:value-type="string" calcext:value-type="string">
            <text:p>Store path and filename of image for each ice cream and mix in flavor, and display when orderi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ENEW</text:p>
          </table:table-cell>
          <table:table-cell table:style-name="ce4" table:content-validation-name="val4" office:value-type="float" office:value="24" calcext:value-type="float">
            <text:p>24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Create a new franchise</text:p>
          </table:table-cell>
          <table:table-cell table:style-name="ce20" office:value-type="string" calcext:value-type="string">
            <text:p>Franchise my compan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CM</text:p>
          </table:table-cell>
          <table:table-cell table:style-name="ce4" table:content-validation-name="val4" office:value-type="float" office:value="25" calcext:value-type="float">
            <text:p>25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Owner</text:p>
          </table:table-cell>
          <table:table-cell table:style-name="ce20" office:value-type="string" calcext:value-type="string">
            <text:p>Create a new manager</text:p>
          </table:table-cell>
          <table:table-cell table:style-name="ce20" office:value-type="string" calcext:value-type="string">
            <text:p>Delegate management tasks to a pro</text:p>
          </table:table-cell>
          <table:table-cell table:style-name="ce20"/>
          <table:table-cell table:style-name="ce21" table:number-columns-repeated="1013"/>
        </table:table-row>
        <table:table-row table:style-name="ro4">
          <table:table-cell office:value-type="string" calcext:value-type="string">
            <text:p>P&amp;L</text:p>
          </table:table-cell>
          <table:table-cell table:style-name="ce4" table:content-validation-name="val4" office:value-type="float" office:value="26" calcext:value-type="float">
            <text:p>26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a Profit &amp; Loss statement, showing all income, expenses, and total profit</text:p>
          </table:table-cell>
          <table:table-cell table:style-name="ce20" office:value-type="string" calcext:value-type="string">
            <text:p>Ensure that we’re making a profit and thus avoid bankruptcy</text:p>
          </table:table-cell>
          <table:table-cell table:style-name="ce20"/>
          <table:table-cell table:style-name="ce22" table:number-columns-repeated="1013"/>
        </table:table-row>
        <table:table-row table:style-name="ro4">
          <table:table-cell office:value-type="string" calcext:value-type="string">
            <text:p>RI</text:p>
          </table:table-cell>
          <table:table-cell table:style-name="ce4" table:content-validation-name="val4" office:value-type="float" office:value="27" calcext:value-type="float">
            <text:p>27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n Inventory Report, listing every item and the quantity in stock</text:p>
          </table:table-cell>
          <table:table-cell table:style-name="ce20" office:value-type="string" calcext:value-type="string">
            <text:p>Ensure we don’t run out of any product and thus disappoint our custom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TM</text:p>
          </table:table-cell>
          <table:table-cell table:style-name="ce4" table:content-validation-name="val4" office:value-type="float" office:value="28" calcext:value-type="float">
            <text:p>28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 Server Report, listing all info about each server including # of orders served</text:p>
          </table:table-cell>
          <table:table-cell table:style-name="ce20" office:value-type="string" calcext:value-type="string">
            <text:p>Better manage our team and reward productive team memb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ETMS</text:p>
          </table:table-cell>
          <table:table-cell table:style-name="ce4" table:content-validation-name="val4" office:value-type="float" office:value="29" calcext:value-type="float">
            <text:p>29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hange a server salary</text:p>
          </table:table-cell>
          <table:table-cell table:style-name="ce20" office:value-type="string" calcext:value-type="string">
            <text:p>Offer promotions and pay bumps to motivate our team member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AI</text:p>
          </table:table-cell>
          <table:table-cell table:style-name="ce4" table:content-validation-name="val4" office:value-type="float" office:value="30" calcext:value-type="float">
            <text:p>30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Server</text:p>
          </table:table-cell>
          <table:table-cell table:style-name="ce20" office:value-type="string" calcext:value-type="string">
            <text:p>Restock items (ice cream flavor, container, and topping)</text:p>
          </table:table-cell>
          <table:table-cell table:style-name="ce20" office:value-type="string" calcext:value-type="string">
            <text:p>Ensure we can fill every order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PS</text:p>
          </table:table-cell>
          <table:table-cell table:style-name="ce4" table:content-validation-name="val4" office:value-type="float" office:value="31" calcext:value-type="float">
            <text:p>31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Customer</text:p>
          </table:table-cell>
          <table:table-cell table:style-name="ce20" office:value-type="string" calcext:value-type="string">
            <text:p>Show the components of a serving (container, scoops, and toppings) for verification</text:p>
          </table:table-cell>
          <table:table-cell table:style-name="ce20" office:value-type="string" calcext:value-type="string">
            <text:p>Ensure my order was taken correctly</text:p>
          </table:table-cell>
          <table:table-cell table:style-name="ce20" office:value-type="string" calcext:value-type="string">
            <text:p>Select serving in dialog (or data area if clever), then use toString method in a dialog to display detail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RO</text:p>
          </table:table-cell>
          <table:table-cell table:style-name="ce4" table:content-validation-name="val4" office:value-type="float" office:value="32" calcext:value-type="float">
            <text:p>32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Create an Order Report, showing all pending orders (unfilled and filled but unpaid)</text:p>
          </table:table-cell>
          <table:table-cell table:style-name="ce20" office:value-type="string" calcext:value-type="string">
            <text:p>Better manage our production process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B</text:p>
          </table:table-cell>
          <table:table-cell table:style-name="ce4" table:content-validation-name="val4" office:value-type="float" office:value="33" calcext:value-type="float">
            <text:p>33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Display a Customer Report, listing all info about each customer</text:p>
          </table:table-cell>
          <table:table-cell table:style-name="ce20" office:value-type="string" calcext:value-type="string">
            <text:p>Better attract repeat customers and handle complaints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F</text:p>
          </table:table-cell>
          <table:table-cell table:style-name="ce4" table:content-validation-name="val4" office:value-type="float" office:value="34" calcext:value-type="float">
            <text:p>34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n ice cream flavor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C</text:p>
          </table:table-cell>
          <table:table-cell table:style-name="ce4" table:content-validation-name="val4" office:value-type="float" office:value="35" calcext:value-type="float">
            <text:p>35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 container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ET</text:p>
          </table:table-cell>
          <table:table-cell table:style-name="ce4" table:content-validation-name="val4" office:value-type="float" office:value="36" calcext:value-type="float">
            <text:p>36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Edit a new topping</text:p>
          </table:table-cell>
          <table:table-cell table:style-name="ce20" office:value-type="string" calcext:value-type="string">
            <text:p>Improve our data and keep it synced to reality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ROA</text:p>
          </table:table-cell>
          <table:table-cell table:style-name="ce4" table:content-validation-name="val4" office:value-type="float" office:value="37" calcext:value-type="float">
            <text:p>37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Add Order Report option to show completed as well as pending orders</text:p>
          </table:table-cell>
          <table:table-cell table:style-name="ce20" office:value-type="string" calcext:value-type="string">
            <text:p>Review our order history seeking patterns to understand how to improve efficiency and profit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XI</text:p>
          </table:table-cell>
          <table:table-cell table:style-name="ce4" table:content-validation-name="val4" office:value-type="float" office:value="38" calcext:value-type="float">
            <text:p>38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Retire an item (no longer enable its selection for a new order, but keep in reports)</text:p>
          </table:table-cell>
          <table:table-cell table:style-name="ce20" office:value-type="string" calcext:value-type="string">
            <text:p>Remove items no longer offered from the menu</text:p>
          </table:table-cell>
          <table:table-cell table:style-name="ce20"/>
          <table:table-cell table:number-columns-repeated="1013"/>
        </table:table-row>
        <table:table-row table:style-name="ro4">
          <table:table-cell office:value-type="string" calcext:value-type="string">
            <text:p>XT</text:p>
          </table:table-cell>
          <table:table-cell table:style-name="ce4" table:content-validation-name="val4" office:value-type="float" office:value="39" calcext:value-type="float">
            <text:p>39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table:style-name="ce20" office:value-type="string" calcext:value-type="string">
            <text:p>Suspend a server (no longer allow their selection for an order or restock, but keep in reports)</text:p>
          </table:table-cell>
          <table:table-cell table:style-name="ce20" office:value-type="string" calcext:value-type="string">
            <text:p>Remove team members who aren’t currently active from our drop-down lists (except reports)</text:p>
          </table:table-cell>
          <table:table-cell table:style-name="ce20"/>
          <table:table-cell table:number-columns-repeated="1013"/>
        </table:table-row>
        <table:table-row table:style-name="ro3">
          <table:table-cell office:value-type="string" calcext:value-type="string">
            <text:p>XXT</text:p>
          </table:table-cell>
          <table:table-cell table:style-name="ce4" table:content-validation-name="val4" office:value-type="float" office:value="40" calcext:value-type="float">
            <text:p>40</text:p>
          </table:table-cell>
          <table:table-cell table:style-name="ce4" table:content-validation-name="val5" table:number-columns-repeated="2"/>
          <table:table-cell table:style-name="ce4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6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20" office:value-type="string" calcext:value-type="string">
            <text:p>Add a former team member tack into service</text:p>
          </table:table-cell>
          <table:table-cell table:style-name="ce20"/>
          <table:table-cell table:number-columns-repeated="1013"/>
        </table:table-row>
        <table:table-row table:style-name="ro3" table:number-rows-repeated="39">
          <table:table-cell/>
          <table:table-cell table:style-name="ce4" table:content-validation-name="val4"/>
          <table:table-cell table:style-name="ce4" table:content-validation-name="val5" table:number-columns-repeated="2"/>
          <table:table-cell table:style-name="ce4" table:content-validation-name="val6"/>
          <table:table-cell table:style-name="ce17" table:content-validation-name="val7"/>
          <table:table-cell table:style-name="ce17" table:content-validation-name="val8"/>
          <table:table-cell table:style-name="ce6"/>
          <table:table-cell/>
          <table:table-cell table:style-name="ce20" table:number-columns-repeated="2"/>
          <table:table-cell table:number-columns-repeated="1013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09-27" calcext:value-type="date">
            <text:p>Sep 27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office:value-type="date" office:date-value="2022-10-04" calcext:value-type="date">
            <text:p>Oct 04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-3" calcext:value-type="float">
            <text:p>-3</text:p>
          </table:table-cell>
          <table:table-cell table:style-name="ce23" table:formula="of:=COUNTIF([.E$17:.E$995]; &quot;Completed Day 7&quot;)" office:value-type="float" office:value="4" calcext:value-type="float">
            <text:p>4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28" table:content-validation-name="val12" office:value-type="string" calcext:value-type="string">
            <text:p>CF</text:p>
          </table:table-cell>
          <table:table-cell table:content-validation-name="val13" office:value-type="string" calcext:value-type="string">
            <text:p>AT</text:p>
          </table:table-cell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28" table:content-validation-name="val12" office:value-type="string" calcext:value-type="string">
            <text:p>MXF</text:p>
          </table:table-cell>
          <table:table-cell table:content-validation-name="val13" office:value-type="string" calcext:value-type="string">
            <text:p>AT</text:p>
          </table:table-cell>
          <table:table-cell table:style-name="ce28" table:content-validation-name="val14"/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28" table:content-validation-name="val12" office:value-type="string" calcext:value-type="string">
            <text:p>MX</text:p>
          </table:table-cell>
          <table:table-cell table:content-validation-name="val13" office:value-type="string" calcext:value-type="string">
            <text:p>AT</text:p>
          </table:table-cell>
          <table:table-cell table:style-name="ce28" table:content-validation-name="val14"/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28" table:content-validation-name="val12" office:value-type="string" calcext:value-type="string">
            <text:p>SCP</text:p>
          </table:table-cell>
          <table:table-cell table:content-validation-name="val13" office:value-type="string" calcext:value-type="string">
            <text:p>AT</text:p>
          </table:table-cell>
          <table:table-cell table:style-name="ce28" table:content-validation-name="val14"/>
          <table:table-cell table:style-name="ce33" table:content-validation-name="val15" office:value-type="string" calcext:value-type="string">
            <text:p>Completed Day 7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28" table:content-validation-name="val12"/>
          <table:table-cell table:content-validation-name="val13"/>
          <table:table-cell table:style-name="ce28" table:content-validation-name="val14"/>
          <table:table-cell table:style-name="ce33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1 Backlog'.B1]+1" office:value-type="float" office:value="2" calcext:value-type="float">
            <text:p>2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1 Backlog'.B3]" office:value-type="date" office:date-value="2022-10-04" calcext:value-type="date">
            <text:p>Oct 04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0-11" calcext:value-type="date">
            <text:p>Oct 11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2" calcext:value-type="float">
            <text:p>2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2" calcext:value-type="float">
            <text:p>2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2" calcext:value-type="float">
            <text:p>2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2" calcext:value-type="float">
            <text:p>2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2" calcext:value-type="float">
            <text:p>2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2" calcext:value-type="float">
            <text:p>2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2" calcext:value-type="float">
            <text:p>2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2" calcext:value-type="float">
            <text:p>2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7">
          <table:table-cell table:content-validation-name="val17" office:value-type="float" office:value="1" calcext:value-type="float">
            <text:p>1</text:p>
          </table:table-cell>
          <table:table-cell table:style-name="ce28" table:content-validation-name="val18" office:value-type="string" calcext:value-type="string">
            <text:p>GUI</text:p>
          </table:table-cell>
          <table:table-cell table:content-validation-name="val19" office:value-type="string" calcext:value-type="string">
            <text:p>AT</text:p>
          </table:table-cell>
          <table:table-cell table:style-name="ce34" office:value-type="string" calcext:value-type="string">
            <text:p>Attempt to create main window with all the functioning buttons</text:p>
          </table:table-cell>
          <table:table-cell table:style-name="ce33" table:content-validation-name="val21" office:value-type="string" calcext:value-type="string">
            <text:p>In Work</text:p>
          </table:table-cell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" calcext:value-type="float">
            <text:p>2</text:p>
          </table:table-cell>
          <table:table-cell table:style-name="ce28" table:content-validation-name="val18" office:value-type="string" calcext:value-type="string">
            <text:p>IGUI</text:p>
          </table:table-cell>
          <table:table-cell table:content-validation-name="val19" office:value-type="string" calcext:value-type="string">
            <text:p>AT</text:p>
          </table:table-cell>
          <table:table-cell table:style-name="ce28" table:content-validation-name="val20" office:value-type="string" calcext:value-type="string">
            <text:p>Create dialogs to appear whenever buttons are used</text:p>
          </table:table-cell>
          <table:table-cell table:style-name="ce33" table:content-validation-name="val21" office:value-type="string" calcext:value-type="string">
            <text:p>In Work</text:p>
          </table:table-cell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" calcext:value-type="float">
            <text:p>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" calcext:value-type="float">
            <text:p>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" calcext:value-type="float">
            <text:p>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" calcext:value-type="float">
            <text:p>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" calcext:value-type="float">
            <text:p>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" calcext:value-type="float">
            <text:p>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9" calcext:value-type="float">
            <text:p>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0" calcext:value-type="float">
            <text:p>1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1" calcext:value-type="float">
            <text:p>1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2" calcext:value-type="float">
            <text:p>1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3" calcext:value-type="float">
            <text:p>1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4" calcext:value-type="float">
            <text:p>1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5" calcext:value-type="float">
            <text:p>1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6" calcext:value-type="float">
            <text:p>1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7" calcext:value-type="float">
            <text:p>1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8" calcext:value-type="float">
            <text:p>1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9" calcext:value-type="float">
            <text:p>1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0" calcext:value-type="float">
            <text:p>2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1" calcext:value-type="float">
            <text:p>2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2" calcext:value-type="float">
            <text:p>2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3" calcext:value-type="float">
            <text:p>2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4" calcext:value-type="float">
            <text:p>2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5" calcext:value-type="float">
            <text:p>2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6" calcext:value-type="float">
            <text:p>2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7" calcext:value-type="float">
            <text:p>2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8" calcext:value-type="float">
            <text:p>2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9" calcext:value-type="float">
            <text:p>2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0" calcext:value-type="float">
            <text:p>3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1" calcext:value-type="float">
            <text:p>3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2" calcext:value-type="float">
            <text:p>3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3" calcext:value-type="float">
            <text:p>3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4" calcext:value-type="float">
            <text:p>3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5" calcext:value-type="float">
            <text:p>3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6" calcext:value-type="float">
            <text:p>3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7" calcext:value-type="float">
            <text:p>3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8" calcext:value-type="float">
            <text:p>3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9" calcext:value-type="float">
            <text:p>3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0" calcext:value-type="float">
            <text:p>4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1" calcext:value-type="float">
            <text:p>4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2" calcext:value-type="float">
            <text:p>4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3" calcext:value-type="float">
            <text:p>4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4" calcext:value-type="float">
            <text:p>4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5" calcext:value-type="float">
            <text:p>4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6" calcext:value-type="float">
            <text:p>4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7" calcext:value-type="float">
            <text:p>4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8" calcext:value-type="float">
            <text:p>4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9" calcext:value-type="float">
            <text:p>4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0" calcext:value-type="float">
            <text:p>5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1" calcext:value-type="float">
            <text:p>5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2" calcext:value-type="float">
            <text:p>5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3" calcext:value-type="float">
            <text:p>5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4" calcext:value-type="float">
            <text:p>5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5" calcext:value-type="float">
            <text:p>5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6" calcext:value-type="float">
            <text:p>5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7" calcext:value-type="float">
            <text:p>5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8" calcext:value-type="float">
            <text:p>5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9" calcext:value-type="float">
            <text:p>5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0" calcext:value-type="float">
            <text:p>6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1" calcext:value-type="float">
            <text:p>6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2" calcext:value-type="float">
            <text:p>6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3" calcext:value-type="float">
            <text:p>6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4" calcext:value-type="float">
            <text:p>6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5" calcext:value-type="float">
            <text:p>6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6" calcext:value-type="float">
            <text:p>6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7" calcext:value-type="float">
            <text:p>6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8" calcext:value-type="float">
            <text:p>6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9" calcext:value-type="float">
            <text:p>6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0" calcext:value-type="float">
            <text:p>7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1" calcext:value-type="float">
            <text:p>7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2" calcext:value-type="float">
            <text:p>7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3" calcext:value-type="float">
            <text:p>7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4" calcext:value-type="float">
            <text:p>7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5" calcext:value-type="float">
            <text:p>75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6" calcext:value-type="float">
            <text:p>76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7" calcext:value-type="float">
            <text:p>77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8" calcext:value-type="float">
            <text:p>78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9" calcext:value-type="float">
            <text:p>79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0" calcext:value-type="float">
            <text:p>80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1" calcext:value-type="float">
            <text:p>81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2" calcext:value-type="float">
            <text:p>82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3" calcext:value-type="float">
            <text:p>83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4" calcext:value-type="float">
            <text:p>84</text:p>
          </table:table-cell>
          <table:table-cell table:style-name="ce28" table:content-validation-name="val18"/>
          <table:table-cell table:content-validation-name="val19"/>
          <table:table-cell table:style-name="ce28" table:content-validation-name="val20"/>
          <table:table-cell table:style-name="ce33" table:content-validation-name="val21"/>
          <table:table-cell table:content-validation-name="val22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2 Backlog'.B1]+1" office:value-type="float" office:value="3" calcext:value-type="float">
            <text:p>3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2 Backlog'.B3]" office:value-type="date" office:date-value="2022-10-11" calcext:value-type="date">
            <text:p>Oct 11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0-18" calcext:value-type="date">
            <text:p>Oct 18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3" office:value-type="float" office:value="1" calcext:value-type="float">
            <text:p>1</text:p>
          </table:table-cell>
          <table:table-cell table:style-name="ce28" table:content-validation-name="val24"/>
          <table:table-cell table:content-validation-name="val25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" calcext:value-type="float">
            <text:p>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" calcext:value-type="float">
            <text:p>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" calcext:value-type="float">
            <text:p>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" calcext:value-type="float">
            <text:p>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" calcext:value-type="float">
            <text:p>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" calcext:value-type="float">
            <text:p>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" calcext:value-type="float">
            <text:p>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9" calcext:value-type="float">
            <text:p>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0" calcext:value-type="float">
            <text:p>1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1" calcext:value-type="float">
            <text:p>1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2" calcext:value-type="float">
            <text:p>1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3" calcext:value-type="float">
            <text:p>1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4" calcext:value-type="float">
            <text:p>1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5" calcext:value-type="float">
            <text:p>1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6" calcext:value-type="float">
            <text:p>1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7" calcext:value-type="float">
            <text:p>1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8" calcext:value-type="float">
            <text:p>1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9" calcext:value-type="float">
            <text:p>1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0" calcext:value-type="float">
            <text:p>2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1" calcext:value-type="float">
            <text:p>2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2" calcext:value-type="float">
            <text:p>2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3" calcext:value-type="float">
            <text:p>2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4" calcext:value-type="float">
            <text:p>2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5" calcext:value-type="float">
            <text:p>2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6" calcext:value-type="float">
            <text:p>2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7" calcext:value-type="float">
            <text:p>2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8" calcext:value-type="float">
            <text:p>2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9" calcext:value-type="float">
            <text:p>2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0" calcext:value-type="float">
            <text:p>3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1" calcext:value-type="float">
            <text:p>3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2" calcext:value-type="float">
            <text:p>3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3" calcext:value-type="float">
            <text:p>3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4" calcext:value-type="float">
            <text:p>3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5" calcext:value-type="float">
            <text:p>3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6" calcext:value-type="float">
            <text:p>3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7" calcext:value-type="float">
            <text:p>3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8" calcext:value-type="float">
            <text:p>3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9" calcext:value-type="float">
            <text:p>3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0" calcext:value-type="float">
            <text:p>4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1" calcext:value-type="float">
            <text:p>4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2" calcext:value-type="float">
            <text:p>4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3" calcext:value-type="float">
            <text:p>4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4" calcext:value-type="float">
            <text:p>4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5" calcext:value-type="float">
            <text:p>4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6" calcext:value-type="float">
            <text:p>4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7" calcext:value-type="float">
            <text:p>4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8" calcext:value-type="float">
            <text:p>4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9" calcext:value-type="float">
            <text:p>4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0" calcext:value-type="float">
            <text:p>5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1" calcext:value-type="float">
            <text:p>5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2" calcext:value-type="float">
            <text:p>5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3" calcext:value-type="float">
            <text:p>5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4" calcext:value-type="float">
            <text:p>5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5" calcext:value-type="float">
            <text:p>5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6" calcext:value-type="float">
            <text:p>5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7" calcext:value-type="float">
            <text:p>5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8" calcext:value-type="float">
            <text:p>5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9" calcext:value-type="float">
            <text:p>5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0" calcext:value-type="float">
            <text:p>6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1" calcext:value-type="float">
            <text:p>6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2" calcext:value-type="float">
            <text:p>6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3" calcext:value-type="float">
            <text:p>6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4" calcext:value-type="float">
            <text:p>6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5" calcext:value-type="float">
            <text:p>6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6" calcext:value-type="float">
            <text:p>6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7" calcext:value-type="float">
            <text:p>6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8" calcext:value-type="float">
            <text:p>6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9" calcext:value-type="float">
            <text:p>6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0" calcext:value-type="float">
            <text:p>7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1" calcext:value-type="float">
            <text:p>7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2" calcext:value-type="float">
            <text:p>7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3" calcext:value-type="float">
            <text:p>7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4" calcext:value-type="float">
            <text:p>7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5" calcext:value-type="float">
            <text:p>75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6" calcext:value-type="float">
            <text:p>76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7" calcext:value-type="float">
            <text:p>77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8" calcext:value-type="float">
            <text:p>78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9" calcext:value-type="float">
            <text:p>79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0" calcext:value-type="float">
            <text:p>80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1" calcext:value-type="float">
            <text:p>81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2" calcext:value-type="float">
            <text:p>82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3" calcext:value-type="float">
            <text:p>83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4" calcext:value-type="float">
            <text:p>84</text:p>
          </table:table-cell>
          <table:table-cell table:style-name="ce28" table:content-validation-name="val24"/>
          <table:table-cell table:content-validation-name="val25"/>
          <table:table-cell table:style-name="ce28" table:content-validation-name="val26"/>
          <table:table-cell table:style-name="ce33" table:content-validation-name="val27"/>
          <table:table-cell table:content-validation-name="val28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3 Backlog'.B1]+1" office:value-type="float" office:value="4" calcext:value-type="float">
            <text:p>4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11-08" calcext:value-type="date">
            <text:p>Nov 08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1-15" calcext:value-type="date">
            <text:p>Nov 15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9" office:value-type="float" office:value="1" calcext:value-type="float">
            <text:p>1</text:p>
          </table:table-cell>
          <table:table-cell table:style-name="ce28" table:content-validation-name="val30"/>
          <table:table-cell table:content-validation-name="val31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" calcext:value-type="float">
            <text:p>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" calcext:value-type="float">
            <text:p>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" calcext:value-type="float">
            <text:p>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" calcext:value-type="float">
            <text:p>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" calcext:value-type="float">
            <text:p>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" calcext:value-type="float">
            <text:p>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" calcext:value-type="float">
            <text:p>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9" calcext:value-type="float">
            <text:p>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0" calcext:value-type="float">
            <text:p>1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1" calcext:value-type="float">
            <text:p>1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2" calcext:value-type="float">
            <text:p>1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3" calcext:value-type="float">
            <text:p>1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4" calcext:value-type="float">
            <text:p>1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5" calcext:value-type="float">
            <text:p>1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6" calcext:value-type="float">
            <text:p>1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7" calcext:value-type="float">
            <text:p>1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8" calcext:value-type="float">
            <text:p>1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9" calcext:value-type="float">
            <text:p>1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0" calcext:value-type="float">
            <text:p>2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1" calcext:value-type="float">
            <text:p>2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2" calcext:value-type="float">
            <text:p>2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3" calcext:value-type="float">
            <text:p>2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4" calcext:value-type="float">
            <text:p>2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5" calcext:value-type="float">
            <text:p>2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6" calcext:value-type="float">
            <text:p>2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7" calcext:value-type="float">
            <text:p>2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8" calcext:value-type="float">
            <text:p>2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9" calcext:value-type="float">
            <text:p>2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0" calcext:value-type="float">
            <text:p>3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1" calcext:value-type="float">
            <text:p>3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2" calcext:value-type="float">
            <text:p>3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3" calcext:value-type="float">
            <text:p>3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4" calcext:value-type="float">
            <text:p>3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5" calcext:value-type="float">
            <text:p>3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6" calcext:value-type="float">
            <text:p>3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7" calcext:value-type="float">
            <text:p>3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8" calcext:value-type="float">
            <text:p>3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9" calcext:value-type="float">
            <text:p>3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0" calcext:value-type="float">
            <text:p>4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1" calcext:value-type="float">
            <text:p>4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2" calcext:value-type="float">
            <text:p>4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3" calcext:value-type="float">
            <text:p>4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4" calcext:value-type="float">
            <text:p>4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5" calcext:value-type="float">
            <text:p>4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6" calcext:value-type="float">
            <text:p>4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7" calcext:value-type="float">
            <text:p>4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8" calcext:value-type="float">
            <text:p>4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9" calcext:value-type="float">
            <text:p>4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0" calcext:value-type="float">
            <text:p>5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1" calcext:value-type="float">
            <text:p>5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2" calcext:value-type="float">
            <text:p>5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3" calcext:value-type="float">
            <text:p>5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4" calcext:value-type="float">
            <text:p>5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5" calcext:value-type="float">
            <text:p>5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6" calcext:value-type="float">
            <text:p>5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7" calcext:value-type="float">
            <text:p>5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8" calcext:value-type="float">
            <text:p>5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9" calcext:value-type="float">
            <text:p>5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0" calcext:value-type="float">
            <text:p>6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1" calcext:value-type="float">
            <text:p>6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2" calcext:value-type="float">
            <text:p>6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3" calcext:value-type="float">
            <text:p>6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4" calcext:value-type="float">
            <text:p>6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5" calcext:value-type="float">
            <text:p>6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6" calcext:value-type="float">
            <text:p>6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7" calcext:value-type="float">
            <text:p>6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8" calcext:value-type="float">
            <text:p>6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9" calcext:value-type="float">
            <text:p>6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0" calcext:value-type="float">
            <text:p>7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1" calcext:value-type="float">
            <text:p>7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2" calcext:value-type="float">
            <text:p>7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3" calcext:value-type="float">
            <text:p>7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4" calcext:value-type="float">
            <text:p>7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5" calcext:value-type="float">
            <text:p>75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6" calcext:value-type="float">
            <text:p>76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7" calcext:value-type="float">
            <text:p>77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8" calcext:value-type="float">
            <text:p>78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9" calcext:value-type="float">
            <text:p>79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0" calcext:value-type="float">
            <text:p>80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1" calcext:value-type="float">
            <text:p>81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2" calcext:value-type="float">
            <text:p>82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3" calcext:value-type="float">
            <text:p>83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4" calcext:value-type="float">
            <text:p>84</text:p>
          </table:table-cell>
          <table:table-cell table:style-name="ce28" table:content-validation-name="val30"/>
          <table:table-cell table:content-validation-name="val31"/>
          <table:table-cell table:style-name="ce28" table:content-validation-name="val32"/>
          <table:table-cell table:style-name="ce33" table:content-validation-name="val33"/>
          <table:table-cell table:content-validation-name="val3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5 Backlog" table:style-name="ta6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table:formula="of:=[$'Sprint 04 Backlog'.B1]+1" office:value-type="float" office:value="5" calcext:value-type="float">
            <text:p>5</text:p>
          </table:table-cell>
          <table:table-cell table:style-name="ce23"/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table:formula="of:=[$'Sprint 04 Backlog'.B3]" office:value-type="date" office:date-value="2022-11-15" calcext:value-type="date">
            <text:p>Nov 15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1-22" calcext:value-type="date">
            <text:p>Nov 22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6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5" office:value-type="float" office:value="1" calcext:value-type="float">
            <text:p>1</text:p>
          </table:table-cell>
          <table:table-cell table:style-name="ce28" table:content-validation-name="val36"/>
          <table:table-cell table:content-validation-name="val37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" calcext:value-type="float">
            <text:p>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" calcext:value-type="float">
            <text:p>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" calcext:value-type="float">
            <text:p>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" calcext:value-type="float">
            <text:p>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" calcext:value-type="float">
            <text:p>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" calcext:value-type="float">
            <text:p>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" calcext:value-type="float">
            <text:p>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9" calcext:value-type="float">
            <text:p>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0" calcext:value-type="float">
            <text:p>1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1" calcext:value-type="float">
            <text:p>1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2" calcext:value-type="float">
            <text:p>1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3" calcext:value-type="float">
            <text:p>1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4" calcext:value-type="float">
            <text:p>1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5" calcext:value-type="float">
            <text:p>1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6" calcext:value-type="float">
            <text:p>1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7" calcext:value-type="float">
            <text:p>1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8" calcext:value-type="float">
            <text:p>1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9" calcext:value-type="float">
            <text:p>1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0" calcext:value-type="float">
            <text:p>2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1" calcext:value-type="float">
            <text:p>2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2" calcext:value-type="float">
            <text:p>2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3" calcext:value-type="float">
            <text:p>2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4" calcext:value-type="float">
            <text:p>2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5" calcext:value-type="float">
            <text:p>2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6" calcext:value-type="float">
            <text:p>2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7" calcext:value-type="float">
            <text:p>2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8" calcext:value-type="float">
            <text:p>2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9" calcext:value-type="float">
            <text:p>2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0" calcext:value-type="float">
            <text:p>3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1" calcext:value-type="float">
            <text:p>3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2" calcext:value-type="float">
            <text:p>3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3" calcext:value-type="float">
            <text:p>3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4" calcext:value-type="float">
            <text:p>3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5" calcext:value-type="float">
            <text:p>3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6" calcext:value-type="float">
            <text:p>3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7" calcext:value-type="float">
            <text:p>3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8" calcext:value-type="float">
            <text:p>3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9" calcext:value-type="float">
            <text:p>3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0" calcext:value-type="float">
            <text:p>4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1" calcext:value-type="float">
            <text:p>4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2" calcext:value-type="float">
            <text:p>4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3" calcext:value-type="float">
            <text:p>4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4" calcext:value-type="float">
            <text:p>4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5" calcext:value-type="float">
            <text:p>4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6" calcext:value-type="float">
            <text:p>4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7" calcext:value-type="float">
            <text:p>4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8" calcext:value-type="float">
            <text:p>4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9" calcext:value-type="float">
            <text:p>4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0" calcext:value-type="float">
            <text:p>5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1" calcext:value-type="float">
            <text:p>5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2" calcext:value-type="float">
            <text:p>5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3" calcext:value-type="float">
            <text:p>5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4" calcext:value-type="float">
            <text:p>5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5" calcext:value-type="float">
            <text:p>5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6" calcext:value-type="float">
            <text:p>5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7" calcext:value-type="float">
            <text:p>5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8" calcext:value-type="float">
            <text:p>5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9" calcext:value-type="float">
            <text:p>5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0" calcext:value-type="float">
            <text:p>6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1" calcext:value-type="float">
            <text:p>6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2" calcext:value-type="float">
            <text:p>6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3" calcext:value-type="float">
            <text:p>6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4" calcext:value-type="float">
            <text:p>6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5" calcext:value-type="float">
            <text:p>6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6" calcext:value-type="float">
            <text:p>6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7" calcext:value-type="float">
            <text:p>6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8" calcext:value-type="float">
            <text:p>6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9" calcext:value-type="float">
            <text:p>6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0" calcext:value-type="float">
            <text:p>7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1" calcext:value-type="float">
            <text:p>7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2" calcext:value-type="float">
            <text:p>7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3" calcext:value-type="float">
            <text:p>7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4" calcext:value-type="float">
            <text:p>7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5" calcext:value-type="float">
            <text:p>75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6" calcext:value-type="float">
            <text:p>76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7" calcext:value-type="float">
            <text:p>77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8" calcext:value-type="float">
            <text:p>78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9" calcext:value-type="float">
            <text:p>79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0" calcext:value-type="float">
            <text:p>80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1" calcext:value-type="float">
            <text:p>81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2" calcext:value-type="float">
            <text:p>82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3" calcext:value-type="float">
            <text:p>83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4" calcext:value-type="float">
            <text:p>84</text:p>
          </table:table-cell>
          <table:table-cell table:style-name="ce28" table:content-validation-name="val36"/>
          <table:table-cell table:content-validation-name="val37"/>
          <table:table-cell table:style-name="ce28" table:content-validation-name="val38"/>
          <table:table-cell table:style-name="ce33" table:content-validation-name="val39"/>
          <table:table-cell table:content-validation-name="val40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6 Backlog" table:style-name="ta7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3" office:value-type="string" calcext:value-type="string">
            <text:p>Sprint #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BONUS</text:p>
          </table:table-cell>
          <table:table-cell table:style-name="ce29" office:value-type="string" calcext:value-type="string">
            <text:p>Complete Fields in Green!!!</text:p>
          </table:table-cell>
          <table:table-cell table:style-name="ce32"/>
          <table:table-cell table:style-name="ce2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Start on</text:p>
          </table:table-cell>
          <table:table-cell table:style-name="ce25" office:value-type="date" office:date-value="2022-11-29" calcext:value-type="date">
            <text:p>Nov 29</text:p>
          </table:table-cell>
          <table:table-cell table:style-name="ce23"/>
          <table:table-cell table:style-name="ce30" office:value-type="string" calcext:value-type="string">
            <text:p>*** Create a new Sprint Backlog for EVERY SPRINT ***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End on</text:p>
          </table:table-cell>
          <table:table-cell table:style-name="ce25" table:formula="of:=[.B2]+7" office:value-type="date" office:date-value="2022-12-06" calcext:value-type="date">
            <text:p>Dec 06</text:p>
          </table:table-cell>
          <table:table-cell table:style-name="ce23"/>
          <table:table-cell table:style-name="ce23">
            <draw:frame draw:z-index="0" draw:style-name="gr1" draw:text-style-name="P1" svg:width="4.098in" svg:height="2.0209in" svg:x="1.837in" svg:y="0.0689in">
              <draw:object draw:notify-on-update-of-ranges="'Sprint 06 Backlog'.B7:'Sprint 06 Backlog'.B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emo on</text:p>
          </table:table-cell>
          <table:table-cell table:style-name="ce26" office:value-type="string" calcext:value-type="string">
            <text:p>TBD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6"/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/>
          <table:table-cell table:style-name="ce27" office:value-type="string" calcext:value-type="string">
            <text:p>Remaining</text:p>
          </table:table-cell>
          <table:table-cell table:style-name="ce23" office:value-type="string" calcext:value-type="string">
            <text:p>Completed (this day)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Total Tasks</text:p>
          </table:table-cell>
          <table:table-cell table:style-name="ce23" table:formula="of:=COUNTA([.D17:.D995])" office:value-type="float" office:value="1" calcext:value-type="float">
            <text:p>1</text:p>
          </table:table-cell>
          <table:table-cell table:style-name="ce23" table:number-columns-repeated="4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1 Left</text:p>
          </table:table-cell>
          <table:table-cell table:style-name="ce23" table:formula="of:=[.B7]-[.C8]" office:value-type="float" office:value="1" calcext:value-type="float">
            <text:p>1</text:p>
          </table:table-cell>
          <table:table-cell table:style-name="ce23" table:formula="of:=COUNTIF([.E$17:.E$995]; &quot;Completed Day 1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2 Left</text:p>
          </table:table-cell>
          <table:table-cell table:style-name="ce23" table:formula="of:=[.B8]-[.C9]" office:value-type="float" office:value="1" calcext:value-type="float">
            <text:p>1</text:p>
          </table:table-cell>
          <table:table-cell table:style-name="ce23" table:formula="of:=COUNTIF([.E$17:.E$995]; &quot;Completed Day 2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3 Left</text:p>
          </table:table-cell>
          <table:table-cell table:style-name="ce23" table:formula="of:=[.B9]-[.C10]" office:value-type="float" office:value="1" calcext:value-type="float">
            <text:p>1</text:p>
          </table:table-cell>
          <table:table-cell table:style-name="ce23" table:formula="of:=COUNTIF([.E$17:.E$995]; &quot;Completed Day 3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4 Left</text:p>
          </table:table-cell>
          <table:table-cell table:style-name="ce23" table:formula="of:=[.B10]-[.C11]" office:value-type="float" office:value="1" calcext:value-type="float">
            <text:p>1</text:p>
          </table:table-cell>
          <table:table-cell table:style-name="ce23" table:formula="of:=COUNTIF([.E$17:.E$995]; &quot;Completed Day 4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5 Left</text:p>
          </table:table-cell>
          <table:table-cell table:style-name="ce23" table:formula="of:=[.B11]-[.C12]" office:value-type="float" office:value="1" calcext:value-type="float">
            <text:p>1</text:p>
          </table:table-cell>
          <table:table-cell table:style-name="ce23" table:formula="of:=COUNTIF([.E$17:.E$995]; &quot;Completed Day 5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6 Left</text:p>
          </table:table-cell>
          <table:table-cell table:style-name="ce23" table:formula="of:=[.B12]-[.C13]" office:value-type="float" office:value="1" calcext:value-type="float">
            <text:p>1</text:p>
          </table:table-cell>
          <table:table-cell table:style-name="ce23" table:formula="of:=COUNTIF([.E$17:.E$995]; &quot;Completed Day 6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office:value-type="string" calcext:value-type="string">
            <text:p>Day 7 Left</text:p>
          </table:table-cell>
          <table:table-cell table:style-name="ce23" table:formula="of:=[.B13]-[.C14]" office:value-type="float" office:value="1" calcext:value-type="float">
            <text:p>1</text:p>
          </table:table-cell>
          <table:table-cell table:style-name="ce23" table:formula="of:=COUNTIF([.E$17:.E$995]; &quot;Completed Day 7&quot;)" office:value-type="float" office:value="0" calcext:value-type="float">
            <text:p>0</text:p>
          </table:table-cell>
          <table:table-cell table:style-name="ce23" table:number-columns-repeated="3"/>
          <table:table-cell table:style-name="ce32" table:number-columns-repeated="1018"/>
        </table:table-row>
        <table:table-row table:style-name="ro3">
          <table:table-cell table:style-name="ce23" table:number-columns-repeated="3"/>
          <table:table-cell table:style-name="ce23" office:value-type="string" calcext:value-type="string">
            <text:p>IMPORTANT: This is an optional sprint for students seeking additional points</text:p>
          </table:table-cell>
          <table:table-cell table:style-name="ce23" table:number-columns-repeated="2"/>
          <table:table-cell table:style-name="ce32" table:number-columns-repeated="1018"/>
        </table:table-row>
        <table:table-row table:style-name="ro3">
          <table:table-cell table:style-name="ce24" office:value-type="string" calcext:value-type="string">
            <text:p>Task ID</text:p>
          </table:table-cell>
          <table:table-cell table:style-name="ce24" office:value-type="string" calcext:value-type="string">
            <text:p>Feature ID</text:p>
          </table:table-cell>
          <table:table-cell table:style-name="ce24" office:value-type="string" calcext:value-type="string">
            <text:p>Assigned To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41" office:value-type="float" office:value="1" calcext:value-type="float">
            <text:p>1</text:p>
          </table:table-cell>
          <table:table-cell table:style-name="ce28" table:content-validation-name="val42"/>
          <table:table-cell table:content-validation-name="val43"/>
          <table:table-cell table:style-name="ce31" office:value-type="string" calcext:value-type="string">
            <text:p>--&gt; Add tasks to complete each feature for this sprint</text:p>
          </table:table-cell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" calcext:value-type="float">
            <text:p>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" calcext:value-type="float">
            <text:p>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" calcext:value-type="float">
            <text:p>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" calcext:value-type="float">
            <text:p>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" calcext:value-type="float">
            <text:p>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" calcext:value-type="float">
            <text:p>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" calcext:value-type="float">
            <text:p>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9" calcext:value-type="float">
            <text:p>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0" calcext:value-type="float">
            <text:p>1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1" calcext:value-type="float">
            <text:p>1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2" calcext:value-type="float">
            <text:p>1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3" calcext:value-type="float">
            <text:p>1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4" calcext:value-type="float">
            <text:p>1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5" calcext:value-type="float">
            <text:p>1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6" calcext:value-type="float">
            <text:p>1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7" calcext:value-type="float">
            <text:p>1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8" calcext:value-type="float">
            <text:p>1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9" calcext:value-type="float">
            <text:p>1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0" calcext:value-type="float">
            <text:p>2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1" calcext:value-type="float">
            <text:p>2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2" calcext:value-type="float">
            <text:p>2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3" calcext:value-type="float">
            <text:p>2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4" calcext:value-type="float">
            <text:p>2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5" calcext:value-type="float">
            <text:p>2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6" calcext:value-type="float">
            <text:p>2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7" calcext:value-type="float">
            <text:p>2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8" calcext:value-type="float">
            <text:p>2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9" calcext:value-type="float">
            <text:p>2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0" calcext:value-type="float">
            <text:p>3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1" calcext:value-type="float">
            <text:p>3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2" calcext:value-type="float">
            <text:p>3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3" calcext:value-type="float">
            <text:p>3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4" calcext:value-type="float">
            <text:p>3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5" calcext:value-type="float">
            <text:p>3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6" calcext:value-type="float">
            <text:p>3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7" calcext:value-type="float">
            <text:p>3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8" calcext:value-type="float">
            <text:p>3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9" calcext:value-type="float">
            <text:p>3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0" calcext:value-type="float">
            <text:p>4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1" calcext:value-type="float">
            <text:p>4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2" calcext:value-type="float">
            <text:p>4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3" calcext:value-type="float">
            <text:p>4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4" calcext:value-type="float">
            <text:p>4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5" calcext:value-type="float">
            <text:p>4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6" calcext:value-type="float">
            <text:p>4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7" calcext:value-type="float">
            <text:p>4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8" calcext:value-type="float">
            <text:p>4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9" calcext:value-type="float">
            <text:p>4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0" calcext:value-type="float">
            <text:p>5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1" calcext:value-type="float">
            <text:p>5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2" calcext:value-type="float">
            <text:p>5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3" calcext:value-type="float">
            <text:p>5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4" calcext:value-type="float">
            <text:p>5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5" calcext:value-type="float">
            <text:p>5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6" calcext:value-type="float">
            <text:p>5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7" calcext:value-type="float">
            <text:p>5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8" calcext:value-type="float">
            <text:p>5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9" calcext:value-type="float">
            <text:p>5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0" calcext:value-type="float">
            <text:p>6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1" calcext:value-type="float">
            <text:p>6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2" calcext:value-type="float">
            <text:p>6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3" calcext:value-type="float">
            <text:p>6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4" calcext:value-type="float">
            <text:p>6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5" calcext:value-type="float">
            <text:p>6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6" calcext:value-type="float">
            <text:p>6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7" calcext:value-type="float">
            <text:p>6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8" calcext:value-type="float">
            <text:p>6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9" calcext:value-type="float">
            <text:p>6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0" calcext:value-type="float">
            <text:p>7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1" calcext:value-type="float">
            <text:p>7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2" calcext:value-type="float">
            <text:p>7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3" calcext:value-type="float">
            <text:p>7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4" calcext:value-type="float">
            <text:p>7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5" calcext:value-type="float">
            <text:p>75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6" calcext:value-type="float">
            <text:p>76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7" calcext:value-type="float">
            <text:p>77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8" calcext:value-type="float">
            <text:p>78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9" calcext:value-type="float">
            <text:p>79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0" calcext:value-type="float">
            <text:p>80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1" calcext:value-type="float">
            <text:p>81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2" calcext:value-type="float">
            <text:p>82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3" calcext:value-type="float">
            <text:p>83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4" calcext:value-type="float">
            <text:p>84</text:p>
          </table:table-cell>
          <table:table-cell table:style-name="ce28" table:content-validation-name="val42"/>
          <table:table-cell table:content-validation-name="val43"/>
          <table:table-cell table:style-name="ce28" table:content-validation-name="val44"/>
          <table:table-cell table:style-name="ce33" table:content-validation-name="val45"/>
          <table:table-cell table:content-validation-name="val4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6_20_Backlog" style:display-name="PageStyle_Sprint 06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6</meta:editing-cycles>
    <meta:creation-date>2016-03-21T22:16:37</meta:creation-date>
    <dc:date>2022-10-11T00:20:06.464539642</dc:date>
    <meta:generator>LibreOffice/6.4.7.2$Linux_X86_64 LibreOffice_project/40$Build-2</meta:generator>
    <meta:editing-duration>PT6M29S</meta:editing-duration>
    <meta:document-statistic meta:table-count="7" meta:cell-count="1127" meta:object-count="7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14cm" svg:height="7.932cm" xlink:href=".." xlink:type="simple" chart:class="chart:scatter" chart:style-name="ch1">
        <chart:title svg:x="5.159cm" svg:y="0.294cm" chart:style-name="ch2">
          <text:p>Product Backlog Burn Chart</text:p>
        </chart:title>
        <chart:plot-area chart:style-name="ch3" table:cell-range-address="'Product Backlog'.A12:'Product Backlog'.B18" svg:x="0.696cm" svg:y="1.085cm" svg:width="14.877cm" svg:height="5.888cm">
          <chartooo:coordinate-region svg:x="1.317cm" svg:y="1.284cm" svg:width="14.162cm" svg:height="5.042cm"/>
          <chart:axis chart:dimension="x" chart:name="primary-x" chart:style-name="ch4">
            <chart:title svg:x="7.574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8" chart:class="chart:scatter">
            <chart:domain table:cell-range-address="'Product Backlog'.A12:'Product Backlog'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8</svg:desc>
                </draw:g>
              </table:table-cell>
              <table:table-cell office:value-type="float" office:value="40">
                <text:p>40</text:p>
                <draw:g>
                  <svg:desc>'Product Backlog'.B12:'Product Backlog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761cm" svg:y="1.318cm" svg:width="8.347cm" svg:height="2.534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6 Backlog'.B7:'Sprint 06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6 Backlog'.B7:'Sprint 06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6 Backlog'.B7:'Sprint 06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